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00F2B810.jpg" manifest:media-type="image/jpeg"/>
  <manifest:file-entry manifest:full-path="Pictures/1000000000000400000003002D644BF1.jpg" manifest:media-type="image/jpeg"/>
  <manifest:file-entry manifest:full-path="Pictures/100002010000040000000300E3ED7A2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軟正黑體2" svg:font-family="微軟正黑體" style:font-family-generic="roman" style:font-pitch="variable"/>
    <style:font-face style:name="新細明體" svg:font-family="新細明體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T Chinese Regular" svg:font-family="'Noto Sans T Chinese Regular'" style:font-family-generic="swiss" style:font-pitch="variable"/>
    <style:font-face style:name="微軟正黑體1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text-properties style:font-name="Noto Sans T Chinese Regular" fo:font-size="30pt" style:font-size-asian="30pt" style:font-size-complex="30pt"/>
    </style:style>
    <style:style style:name="P6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text-outline="false" style:text-line-through-style="none" style:text-line-through-type="none" style:font-name="Noto Sans T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2010000040000000300E3ED7A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6cm" svg:height="20.996cm" svg:x="0.002cm" svg:y="0.002cm">
          <draw:image xlink:href="Pictures/1000000000000400000003002D644BF1.jpg" xlink:type="simple" xlink:show="embed" xlink:actuate="onLoad">
            <text:p/>
          </draw:image>
        </draw:frame>
        <draw:frame presentation:style-name="pr2" draw:text-style-name="P3" draw:layer="layout" svg:width="12.6cm" svg:height="3.506cm" svg:x="1.5cm" svg:y="8cm" presentation:class="title" presentation:user-transformed="true">
          <draw:text-box>
            <text:p text:style-name="P2"><text:span text:style-name="T1">我想擁抱頑皮的猴子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 text:style-name="P4"><text:span text:style-name="T2">我想擁抱頑皮的猴子</text:span></text:p>
              <text:p text:style-name="P4"><text:span text:style-name="T2">I want to hug a naughty monkey.</text:span></text:p>
            </draw:text-box>
          </draw:frame>
        </presentation:notes>
      </draw:page>
      <draw:page draw:name="page3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2cm" svg:height="20.992cm" svg:x="0.004cm" svg:y="0.004cm">
          <draw:image xlink:href="Pictures/10000000000004000000030000F2B810.jpg" xlink:type="simple" xlink:show="embed" xlink:actuate="onLoad">
            <text:p/>
          </draw:image>
        </draw:frame>
        <draw:frame presentation:style-name="pr2" draw:text-style-name="P3" draw:layer="layout" svg:width="11.7cm" svg:height="3.506cm" svg:x="0.9cm" svg:y="9.4cm" presentation:class="title" presentation:user-transformed="true">
          <draw:text-box>
            <text:p text:style-name="P2"><text:span text:style-name="T1">我想擁抱懶惰的樹懶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4"><text:span text:style-name="T2">我想擁抱懶惰的樹懶</text:span></text:p>
              <text:p text:style-name="P4"><text:span text:style-name="T2">I want to hug a lazy sloth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微軟正黑體2" svg:font-family="微軟正黑體" style:font-family-generic="roman" style:font-pitch="variable"/>
    <style:font-face style:name="新細明體" svg:font-family="新細明體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T Chinese Regular" svg:font-family="'Noto Sans T Chinese Regular'" style:font-family-generic="swiss" style:font-pitch="variable"/>
    <style:font-face style:name="微軟正黑體1" svg:font-family="微軟正黑體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1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1:58:38.426000000</meta:creation-date>
    <dc:date>2014-12-24T00:48:48.168548000</dc:date>
    <meta:editing-duration>PT21H35M48S</meta:editing-duration>
    <meta:editing-cycles>108</meta:editing-cycles>
    <meta:generator>LibreOffice/4.3.2.2$MacOSX_X86_64 LibreOffice_project/edfb5295ba211bd31ad47d0bad0118690f76407d</meta:generator>
    <meta:document-statistic meta:object-count="36"/>
  </office:meta>
</office:document-meta>
</file>